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840f8" officeooo:paragraph-rsid="000840f8"/>
    </style:style>
    <style:style style:name="P2" style:family="paragraph" style:parent-style-name="Standard">
      <style:text-properties fo:font-weight="bold" officeooo:rsid="000840f8" officeooo:paragraph-rsid="000840f8" style:font-weight-asian="bold" style:font-weight-complex="bold"/>
    </style:style>
    <style:style style:name="P3" style:family="paragraph" style:parent-style-name="Standard">
      <style:paragraph-properties fo:break-before="page"/>
      <style:text-properties fo:font-weight="bold" officeooo:rsid="00212f34" officeooo:paragraph-rsid="00212f34" style:font-weight-asian="bold" style:font-weight-complex="bold"/>
    </style:style>
    <style:style style:name="P4" style:family="paragraph" style:parent-style-name="Standard">
      <style:text-properties fo:font-weight="bold" officeooo:rsid="00345ab5" officeooo:paragraph-rsid="00345ab5" style:font-weight-asian="bold" style:font-weight-complex="bold"/>
    </style:style>
    <style:style style:name="P5" style:family="paragraph" style:parent-style-name="Standard">
      <style:text-properties officeooo:rsid="000ae1aa" officeooo:paragraph-rsid="000ae1aa"/>
    </style:style>
    <style:style style:name="P6" style:family="paragraph" style:parent-style-name="Standard">
      <style:text-properties officeooo:rsid="000bcba2" officeooo:paragraph-rsid="000bcba2"/>
    </style:style>
    <style:style style:name="P7" style:family="paragraph" style:parent-style-name="Standard">
      <style:text-properties officeooo:rsid="000e2dd8" officeooo:paragraph-rsid="000e2dd8"/>
    </style:style>
    <style:style style:name="P8" style:family="paragraph" style:parent-style-name="Standard">
      <style:text-properties officeooo:rsid="000eb084" officeooo:paragraph-rsid="000eb084"/>
    </style:style>
    <style:style style:name="P9" style:family="paragraph" style:parent-style-name="Standard">
      <style:text-properties officeooo:rsid="0012756f" officeooo:paragraph-rsid="0012756f"/>
    </style:style>
    <style:style style:name="P10" style:family="paragraph" style:parent-style-name="Standard">
      <style:text-properties officeooo:rsid="0015c2df" officeooo:paragraph-rsid="0015c2df"/>
    </style:style>
    <style:style style:name="P11" style:family="paragraph" style:parent-style-name="Standard">
      <style:text-properties officeooo:rsid="00178034" officeooo:paragraph-rsid="00186173"/>
    </style:style>
    <style:style style:name="P12" style:family="paragraph" style:parent-style-name="Standard">
      <style:text-properties officeooo:rsid="0019ee6f" officeooo:paragraph-rsid="0019ee6f"/>
    </style:style>
    <style:style style:name="P13" style:family="paragraph" style:parent-style-name="Standard">
      <style:text-properties officeooo:rsid="001a1a0d" officeooo:paragraph-rsid="001a1a0d"/>
    </style:style>
    <style:style style:name="P14" style:family="paragraph" style:parent-style-name="Standard">
      <style:text-properties officeooo:rsid="00212f34" officeooo:paragraph-rsid="00212f34"/>
    </style:style>
    <style:style style:name="P15" style:family="paragraph" style:parent-style-name="Standard">
      <style:text-properties officeooo:rsid="0024f64c" officeooo:paragraph-rsid="0024f64c"/>
    </style:style>
    <style:style style:name="P16" style:family="paragraph" style:parent-style-name="Standard">
      <style:text-properties officeooo:rsid="0026946b" officeooo:paragraph-rsid="0026946b"/>
    </style:style>
    <style:style style:name="P17" style:family="paragraph" style:parent-style-name="Standard">
      <style:text-properties officeooo:rsid="0027e360" officeooo:paragraph-rsid="0027e360"/>
    </style:style>
    <style:style style:name="P18" style:family="paragraph" style:parent-style-name="Standard">
      <style:text-properties officeooo:rsid="0029b848" officeooo:paragraph-rsid="0029b848"/>
    </style:style>
    <style:style style:name="P19" style:family="paragraph" style:parent-style-name="Standard">
      <style:text-properties officeooo:rsid="002c05d0" officeooo:paragraph-rsid="002c05d0"/>
    </style:style>
    <style:style style:name="P20" style:family="paragraph" style:parent-style-name="Standard">
      <style:text-properties officeooo:rsid="002e0197" officeooo:paragraph-rsid="002e0197"/>
    </style:style>
    <style:style style:name="P21" style:family="paragraph" style:parent-style-name="Standard">
      <style:text-properties officeooo:rsid="0031028a" officeooo:paragraph-rsid="0031028a"/>
    </style:style>
    <style:style style:name="P22" style:family="paragraph" style:parent-style-name="Standard">
      <style:text-properties officeooo:rsid="0031028a" officeooo:paragraph-rsid="0033964a"/>
    </style:style>
    <style:style style:name="P23" style:family="paragraph" style:parent-style-name="Standard">
      <style:text-properties officeooo:rsid="003242ea" officeooo:paragraph-rsid="003242ea"/>
    </style:style>
    <style:style style:name="P24" style:family="paragraph" style:parent-style-name="Standard">
      <style:paragraph-properties fo:break-before="page"/>
      <style:text-properties officeooo:rsid="003750b3" officeooo:paragraph-rsid="003750b3"/>
    </style:style>
    <style:style style:name="P25" style:family="paragraph" style:parent-style-name="Standard">
      <style:text-properties officeooo:rsid="003750b3" officeooo:paragraph-rsid="003750b3"/>
    </style:style>
    <style:style style:name="P26" style:family="paragraph" style:parent-style-name="Standard">
      <style:text-properties officeooo:rsid="003750b3" officeooo:paragraph-rsid="00500e14"/>
    </style:style>
    <style:style style:name="P27" style:family="paragraph" style:parent-style-name="Standard">
      <style:text-properties officeooo:rsid="0038eef8" officeooo:paragraph-rsid="0038eef8"/>
    </style:style>
    <style:style style:name="P28" style:family="paragraph" style:parent-style-name="Standard">
      <style:text-properties officeooo:rsid="0038eef8" officeooo:paragraph-rsid="0041b3e4"/>
    </style:style>
    <style:style style:name="P29" style:family="paragraph" style:parent-style-name="Standard">
      <style:text-properties officeooo:rsid="003ced77" officeooo:paragraph-rsid="00500e14"/>
    </style:style>
    <style:style style:name="P30" style:family="paragraph" style:parent-style-name="Standard">
      <style:text-properties officeooo:rsid="003e69d8" officeooo:paragraph-rsid="003e69d8"/>
    </style:style>
    <style:style style:name="P31" style:family="paragraph" style:parent-style-name="Standard">
      <style:text-properties officeooo:rsid="0041b3e4" officeooo:paragraph-rsid="0042e9e8"/>
    </style:style>
    <style:style style:name="P32" style:family="paragraph" style:parent-style-name="Standard">
      <style:text-properties officeooo:rsid="00438455" officeooo:paragraph-rsid="00438455"/>
    </style:style>
    <style:style style:name="P33" style:family="paragraph" style:parent-style-name="Standard">
      <style:text-properties officeooo:rsid="004a5488" officeooo:paragraph-rsid="004a5488"/>
    </style:style>
    <style:style style:name="P34" style:family="paragraph" style:parent-style-name="Standard">
      <style:text-properties officeooo:rsid="00500e14" officeooo:paragraph-rsid="00500e14"/>
    </style:style>
    <style:style style:name="P35" style:family="paragraph" style:parent-style-name="Standard">
      <style:text-properties officeooo:rsid="0053f4f4" officeooo:paragraph-rsid="0053f4f4"/>
    </style:style>
    <style:style style:name="P36" style:family="paragraph" style:parent-style-name="Standard">
      <style:text-properties officeooo:rsid="0055a8c3" officeooo:paragraph-rsid="0055a8c3"/>
    </style:style>
    <style:style style:name="P37" style:family="paragraph" style:parent-style-name="Standard">
      <style:text-properties officeooo:rsid="00589526" officeooo:paragraph-rsid="005d48fd"/>
    </style:style>
    <style:style style:name="P38" style:family="paragraph" style:parent-style-name="Standard">
      <style:text-properties officeooo:rsid="0058f1a3" officeooo:paragraph-rsid="005d48fd"/>
    </style:style>
    <style:style style:name="P39" style:family="paragraph" style:parent-style-name="Standard">
      <style:text-properties officeooo:rsid="0058f1a3" officeooo:paragraph-rsid="0077908b"/>
    </style:style>
    <style:style style:name="P40" style:family="paragraph" style:parent-style-name="Standard">
      <style:text-properties officeooo:rsid="0058f91f" officeooo:paragraph-rsid="0058f91f"/>
    </style:style>
    <style:style style:name="P41" style:family="paragraph" style:parent-style-name="Standard">
      <style:text-properties officeooo:rsid="0058f91f" officeooo:paragraph-rsid="00613119"/>
    </style:style>
    <style:style style:name="P42" style:family="paragraph" style:parent-style-name="Standard">
      <style:text-properties officeooo:rsid="0058f91f" officeooo:paragraph-rsid="0066741e"/>
    </style:style>
    <style:style style:name="P43" style:family="paragraph" style:parent-style-name="Standard">
      <style:text-properties officeooo:rsid="0058f91f" officeooo:paragraph-rsid="006f8117"/>
    </style:style>
    <style:style style:name="P44" style:family="paragraph" style:parent-style-name="Standard">
      <style:text-properties officeooo:rsid="0058f91f" officeooo:paragraph-rsid="0079d3d7"/>
    </style:style>
    <style:style style:name="P45" style:family="paragraph" style:parent-style-name="Standard">
      <style:text-properties officeooo:rsid="00652112" officeooo:paragraph-rsid="00652112"/>
    </style:style>
    <style:style style:name="P46" style:family="paragraph" style:parent-style-name="Standard">
      <style:text-properties officeooo:rsid="0069773c" officeooo:paragraph-rsid="0079d3d7"/>
    </style:style>
    <style:style style:name="P47" style:family="paragraph" style:parent-style-name="Standard">
      <style:text-properties officeooo:rsid="0077f0cf" officeooo:paragraph-rsid="0077f0cf"/>
    </style:style>
    <style:style style:name="P48" style:family="paragraph" style:parent-style-name="Standard">
      <style:text-properties officeooo:rsid="007b9833" officeooo:paragraph-rsid="007b9833"/>
    </style:style>
    <style:style style:name="P49" style:family="paragraph" style:parent-style-name="Standard">
      <style:text-properties officeooo:rsid="007e5169" officeooo:paragraph-rsid="007e5169"/>
    </style:style>
    <style:style style:name="P50" style:family="paragraph" style:parent-style-name="Standard">
      <style:text-properties officeooo:rsid="008551e5" officeooo:paragraph-rsid="008551e5"/>
    </style:style>
    <style:style style:name="P51" style:family="paragraph" style:parent-style-name="Standard">
      <style:text-properties officeooo:rsid="00873146" officeooo:paragraph-rsid="00873146"/>
    </style:style>
    <style:style style:name="P52" style:family="paragraph" style:parent-style-name="Standard">
      <style:text-properties officeooo:rsid="00900c49" officeooo:paragraph-rsid="00900c49"/>
    </style:style>
    <style:style style:name="P53" style:family="paragraph" style:parent-style-name="Standard">
      <style:text-properties officeooo:rsid="00990f3b" officeooo:paragraph-rsid="00990f3b"/>
    </style:style>
    <style:style style:name="P54" style:family="paragraph" style:parent-style-name="Standard">
      <style:text-properties officeooo:rsid="009a7d14" officeooo:paragraph-rsid="009a7d14"/>
    </style:style>
    <style:style style:name="P55" style:family="paragraph" style:parent-style-name="Standard">
      <style:text-properties officeooo:rsid="009e996b" officeooo:paragraph-rsid="009e996b"/>
    </style:style>
    <style:style style:name="T1" style:family="text">
      <style:text-properties officeooo:rsid="000d0aef"/>
    </style:style>
    <style:style style:name="T2" style:family="text">
      <style:text-properties officeooo:rsid="000e6454"/>
    </style:style>
    <style:style style:name="T3" style:family="text">
      <style:text-properties officeooo:rsid="000f083f"/>
    </style:style>
    <style:style style:name="T4" style:family="text">
      <style:text-properties officeooo:rsid="001099aa"/>
    </style:style>
    <style:style style:name="T5" style:family="text">
      <style:text-properties officeooo:rsid="00143d10"/>
    </style:style>
    <style:style style:name="T6" style:family="text">
      <style:text-properties officeooo:rsid="001ae92c"/>
    </style:style>
    <style:style style:name="T7" style:family="text">
      <style:text-properties officeooo:rsid="001ca5c6"/>
    </style:style>
    <style:style style:name="T8" style:family="text">
      <style:text-properties officeooo:rsid="001d6ca0"/>
    </style:style>
    <style:style style:name="T9" style:family="text">
      <style:text-properties officeooo:rsid="00204aff"/>
    </style:style>
    <style:style style:name="T10" style:family="text">
      <style:text-properties officeooo:rsid="002147d1"/>
    </style:style>
    <style:style style:name="T11" style:family="text">
      <style:text-properties officeooo:rsid="0026946b"/>
    </style:style>
    <style:style style:name="T12" style:family="text">
      <style:text-properties officeooo:rsid="0027e360"/>
    </style:style>
    <style:style style:name="T13" style:family="text">
      <style:text-properties officeooo:rsid="002c603d"/>
    </style:style>
    <style:style style:name="T14" style:family="text">
      <style:text-properties officeooo:rsid="002f36c1"/>
    </style:style>
    <style:style style:name="T15" style:family="text">
      <style:text-properties officeooo:rsid="0031e3a1"/>
    </style:style>
    <style:style style:name="T16" style:family="text">
      <style:text-properties officeooo:rsid="0034d51f"/>
    </style:style>
    <style:style style:name="T17" style:family="text">
      <style:text-properties officeooo:rsid="003a7e81"/>
    </style:style>
    <style:style style:name="T18" style:family="text">
      <style:text-properties officeooo:rsid="003b7fae"/>
    </style:style>
    <style:style style:name="T19" style:family="text">
      <style:text-properties officeooo:rsid="004067f6"/>
    </style:style>
    <style:style style:name="T20" style:family="text">
      <style:text-properties officeooo:rsid="00456e1a"/>
    </style:style>
    <style:style style:name="T21" style:family="text">
      <style:text-properties officeooo:rsid="004661b4"/>
    </style:style>
    <style:style style:name="T22" style:family="text">
      <style:text-properties officeooo:rsid="0048ccac"/>
    </style:style>
    <style:style style:name="T23" style:family="text">
      <style:text-properties officeooo:rsid="004b67e6"/>
    </style:style>
    <style:style style:name="T24" style:family="text">
      <style:text-properties officeooo:rsid="00515d67"/>
    </style:style>
    <style:style style:name="T25" style:family="text">
      <style:text-properties officeooo:rsid="00535209"/>
    </style:style>
    <style:style style:name="T26" style:family="text">
      <style:text-properties officeooo:rsid="0055a8c3"/>
    </style:style>
    <style:style style:name="T27" style:family="text">
      <style:text-properties officeooo:rsid="00565e7a"/>
    </style:style>
    <style:style style:name="T28" style:family="text">
      <style:text-properties officeooo:rsid="0058f1a3"/>
    </style:style>
    <style:style style:name="T29" style:family="text">
      <style:text-properties officeooo:rsid="0058f91f"/>
    </style:style>
    <style:style style:name="T30" style:family="text">
      <style:text-properties officeooo:rsid="005aac0c"/>
    </style:style>
    <style:style style:name="T31" style:family="text">
      <style:text-properties officeooo:rsid="005db277"/>
    </style:style>
    <style:style style:name="T32" style:family="text">
      <style:text-properties officeooo:rsid="005e7f8a"/>
    </style:style>
    <style:style style:name="T33" style:family="text">
      <style:text-properties officeooo:rsid="006387e6"/>
    </style:style>
    <style:style style:name="T34" style:family="text">
      <style:text-properties officeooo:rsid="0066741e"/>
    </style:style>
    <style:style style:name="T35" style:family="text">
      <style:text-properties officeooo:rsid="006b5dd3"/>
    </style:style>
    <style:style style:name="T36" style:family="text">
      <style:text-properties officeooo:rsid="006f8117"/>
    </style:style>
    <style:style style:name="T37" style:family="text">
      <style:text-properties officeooo:rsid="00707041"/>
    </style:style>
    <style:style style:name="T38" style:family="text">
      <style:text-properties officeooo:rsid="0071f568"/>
    </style:style>
    <style:style style:name="T39" style:family="text">
      <style:text-properties officeooo:rsid="0072d82f"/>
    </style:style>
    <style:style style:name="T40" style:family="text">
      <style:text-properties officeooo:rsid="0073a271"/>
    </style:style>
    <style:style style:name="T41" style:family="text">
      <style:text-properties officeooo:rsid="0074e322"/>
    </style:style>
    <style:style style:name="T42" style:family="text">
      <style:text-properties officeooo:rsid="0077908b"/>
    </style:style>
    <style:style style:name="T43" style:family="text">
      <style:text-properties officeooo:rsid="00782ca2"/>
    </style:style>
    <style:style style:name="T44" style:family="text">
      <style:text-properties officeooo:rsid="007d4ba4"/>
    </style:style>
    <style:style style:name="T45" style:family="text">
      <style:text-properties officeooo:rsid="007e726f"/>
    </style:style>
    <style:style style:name="T46" style:family="text">
      <style:text-properties officeooo:rsid="007f8f98"/>
    </style:style>
    <style:style style:name="T47" style:family="text">
      <style:text-properties officeooo:rsid="008122fb"/>
    </style:style>
    <style:style style:name="T48" style:family="text">
      <style:text-properties officeooo:rsid="00816e94"/>
    </style:style>
    <style:style style:name="T49" style:family="text">
      <style:text-properties officeooo:rsid="0083914d"/>
    </style:style>
    <style:style style:name="T50" style:family="text">
      <style:text-properties officeooo:rsid="0083d534"/>
    </style:style>
    <style:style style:name="T51" style:family="text">
      <style:text-properties officeooo:rsid="008886a4"/>
    </style:style>
    <style:style style:name="T52" style:family="text">
      <style:text-properties officeooo:rsid="0089dee2"/>
    </style:style>
    <style:style style:name="T53" style:family="text">
      <style:text-properties officeooo:rsid="008bd907"/>
    </style:style>
    <style:style style:name="T54" style:family="text">
      <style:text-properties officeooo:rsid="008d0f7a"/>
    </style:style>
    <style:style style:name="T55" style:family="text">
      <style:text-properties officeooo:rsid="008da5e1"/>
    </style:style>
    <style:style style:name="T56" style:family="text">
      <style:text-properties officeooo:rsid="008e58d5"/>
    </style:style>
    <style:style style:name="T57" style:family="text">
      <style:text-properties officeooo:rsid="0093f8ff"/>
    </style:style>
    <style:style style:name="T58" style:family="text">
      <style:text-properties officeooo:rsid="0099b8e8"/>
    </style:style>
    <style:style style:name="T59" style:family="text">
      <style:text-properties officeooo:rsid="009b0ee3"/>
    </style:style>
    <style:style style:name="T60" style:family="text">
      <style:text-properties officeooo:rsid="009c00cf"/>
    </style:style>
    <style:style style:name="T61" style:family="text">
      <style:text-properties officeooo:rsid="009c36e8"/>
    </style:style>
    <style:style style:name="T62" style:family="text">
      <style:text-properties officeooo:rsid="009c3c71"/>
    </style:style>
    <style:style style:name="T63" style:family="text">
      <style:text-properties officeooo:rsid="009d35d0"/>
    </style:style>
    <style:style style:name="T64" style:family="text">
      <style:text-properties officeooo:rsid="009f997a"/>
    </style:style>
    <style:style style:name="T65" style:family="text">
      <style:text-properties officeooo:rsid="00a188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hrplan für das BORG – 6 Jahre</text:p>
      <text:p text:style-name="P1"/>
      <text:p text:style-name="P5">Das BORG sollte von 12 bis 18 Jahre gehen, d.h. insgesamt 6 Jahre.</text:p>
      <text:p text:style-name="P5"/>
      <text:p text:style-name="P6">Es beginnt mit der Pubertät (Kohan) – die große Veränderung bedeutet.</text:p>
      <text:p text:style-name="P6">Der Mensch wird Erwachsen – <text:span text:style-name="T1">der Erwachsene</text:span> „erwacht“. <text:span text:style-name="T1">Das Kind geht schlafen.</text:span></text:p>
      <text:p text:style-name="P7">Als solches beginnt ein Aufbruch in eine stürmische, wilde Zeit. Der Lehrplan sollte das widerspiegeln und die volle Vielfalt der Welt enthalten. <text:span text:style-name="T2">Es sollte nicht versucht werden, einfache, kindgerechte „Häppchen“ zu servieren – stattdessen sollte der Fokus auf Vollständigkeit und Umfassendheit gelegt werden. Das bedeutet nicht, dass alles bis ins kleinste Detail ausgeführt werden muss, aber es dürfen eben keine großen Lücken auf der Landkarte bleiben.</text:span></text:p>
      <text:p text:style-name="P7"/>
      <text:p text:style-name="P8">Der Lehrplan muss einen verhältnismäßigen Teil dessen enthalten, was es zum jeweiligen Fachgebiet zu sagen gibt. <text:span text:style-name="T3">In der Mathematik müssen etwa die vier wichtigen Themen „Sätze“, „Mengen“, „Algebra“ und „Analysis“ angesprochen werden, weil diese auch in der Hochschul-Lehre noch zentral sind. </text:span><text:span text:style-name="T4">Es muss eine verständliche, einfache Einarbeitung in die Themen möglich sein, aber dabei müssen echte Fortschritte im Verständnis der Sache erzielt werden.</text:span></text:p>
      <text:p text:style-name="P8"/>
      <text:p text:style-name="P9">Die normale Arbeitswoche für Erwachsene sieht nach der Work-Life-Balance etwa 20 Wochenstunden <text:span text:style-name="T9">vor</text:span>. Demnach liegt es nahe, diesen Umfang auch für junge Erwachsene – sogenannte Pubertiere zu umfassen. <text:span text:style-name="T5">Aufgeteilt auf fünf wichtige Fächer (je nach Schwerpunktsetzung der Schule) ergibt das ungefähr 4 Wochenstunden für Mathematik.</text:span></text:p>
      <text:p text:style-name="P10">In einer Vier-Tage-Woche sind das etwa eine Stunde pro Tag.</text:p>
      <text:p text:style-name="P11">Die Sommerferien gehören abgeschafft. Stattdessen sollte man eine 20-Stunden-Woche einführen.</text:p>
      <text:p text:style-name="P11">Bei 50 Wochen im Jahr, 4 Stunden die Woche ergibt das 200 Stunden Mathematik im Jahr.</text:p>
      <text:p text:style-name="P12">In 6 Jahren sind das somit 1200 Stunden, also etwa 1000 Stunden.</text:p>
      <text:p text:style-name="P12"/>
      <text:p text:style-name="P13">Um einen Punkt am Lehrinhalt abzuarbeiten, braucht man etwa 30 Stunden. Man muss bedenken, dass es zu jeder wesentlichen Erkenntnis noch zahlreiche Wiederholungen, Nachfragen und Beispiele/Übungen gibt. <text:span text:style-name="T6">Vor allem für die Übungen ist genügend Zeit einzuplanen. </text:span><text:span text:style-name="T7">Somit können in der Mathematik der gesamten Sekundarstufe etwa 30 Punkte des Lehrinhalts abgearbeitet werden. </text:span><text:span text:style-name="T8">Somit sollte der Lehrplan etwa diese Größe haben.</text:span></text:p>
      <text:p text:style-name="P13"/>
      <text:p text:style-name="P3">Der Lehrplan der Mathematik <text:span text:style-name="T10">der Sekundarstufe</text:span></text:p>
      <text:p text:style-name="P14"/>
      <text:p text:style-name="P15">Die vier wichtigen Themen, die behandelt werden müssen, sind:</text:p>
      <text:p text:style-name="P15"/>
      <text:p text:style-name="P15">* Sätze (mathematische Aussagen, logische Verknüpfungen)</text:p>
      <text:p text:style-name="P15">* Mengen <text:span text:style-name="T11">(Schnitt und Vereinigung, wichtigste Mengen)</text:span></text:p>
      <text:p text:style-name="P16">* Algebra <text:span text:style-name="T12">(„direkte“ Funktionen aus Plus und Mal, Algorithmen)</text:span></text:p>
      <text:p text:style-name="P17">* Analysis (symbolische Vorgänge wie Ableiten, Umformen von Gleichungen)</text:p>
      <text:p text:style-name="P10"/>
      <text:p text:style-name="P18">Zu diesem Zweck können zu weiteren Themen Bezug genommen werden, z.B. die Analysis zur Geometrie. <text:span text:style-name="T14">Die Themen müssen nicht in dieser Reihenfolge bearbeitet werden, es wird sogar davon abgeraten. Themen sollten mehrfach und zu verschiedenen Zeitpunkten wiederholt werden, sodass eine Durchmischung der Inhalte erfolgt.</text:span></text:p>
      <text:p text:style-name="P18"/>
      <text:p text:style-name="P19">Der Lehrplan stellt eine Auswahl von mathematischen Inhalten dar, die geeignet sind, um ein umfassendes, repräsentatives Wissen der Mathematik zu erlangen. <text:span text:style-name="T13">Der Lehrer wird nicht gezwungen, sich an diesen zu halten, es wird aber empfohlen.</text:span></text:p>
      <text:p text:style-name="P19"/>
      <text:p text:style-name="P20">Die Zeitaufteilung ist wie folgt:</text:p>
      <text:p text:style-name="P20">* Sätze: <text:s text:c="7"/>10 %</text:p>
      <text:p text:style-name="P20">* Mengen: <text:s text:c="2"/>10 %</text:p>
      <text:p text:style-name="P20">* Algebra: <text:s text:c="3"/>40 %</text:p>
      <text:p text:style-name="P20">* Analysis: <text:s text:c="2"/>40 %</text:p>
      <text:p text:style-name="P20"/>
      <text:p text:style-name="P4">Genaue Gliederung <text:span text:style-name="T16">der Inhalte in Punkte</text:span></text:p>
      <text:p text:style-name="P20"/>
      <text:p text:style-name="P22">Jeder Punkt des Lehrplans sollte etwa 30 Stunden insgesamt in Anspruch nehmen. Beispiel: 2 Stunden Definition, 3 Stunden <text:span text:style-name="T15">Erkenntnis</text:span>, 25 Stunden Übung, über die Jahre verteilt.</text:p>
      <text:p text:style-name="P21"/>
      <text:p text:style-name="P23"/>
      <text:p text:style-name="P24">Sätze: <text:span text:style-name="T60">(abstrakt und daher später </text:span><text:span text:style-name="T62">einführen</text:span><text:span text:style-name="T60">)</text:span></text:p>
      <text:p text:style-name="P25"/>
      <text:p text:style-name="P53">* Assoziativgesetz, <text:span text:style-name="T58">Existenz von additiven Inversen,</text:span> Distributivgesetz.</text:p>
      <text:p text:style-name="P54">* <text:span text:style-name="T59">Vollständigkeit der reellen Zahlen (jede Cauchy-Folge konvergiert).</text:span></text:p>
      <text:p text:style-name="P55">* Mitternachtsformel</text:p>
      <text:p text:style-name="P25"/>
      <text:p text:style-name="P25">Mengen: <text:span text:style-name="T60">(später </text:span><text:span text:style-name="T63">besprechen</text:span><text:span text:style-name="T60">)</text:span></text:p>
      <text:p text:style-name="P25"/>
      <text:p text:style-name="P50">* Schnitt und Vereinigung, Mengendiagramme. <text:span text:style-name="T53">Beispiele anschaulicher </text:span><text:span text:style-name="T54">endlicher </text:span><text:span text:style-name="T53">Mengen.</text:span></text:p>
      <text:p text:style-name="P51">* Häufige Mengen: <text:span text:style-name="T52">die leere Menge, </text:span>natürliche, ganze, rationale, reelle, <text:span text:style-name="T51">komplexe Zahlen.</text:span></text:p>
      <text:p text:style-name="P51"><text:s text:c="3"/><text:span text:style-name="T55">Mengen von Mengen. </text:span><text:span text:style-name="T56">Intervalle.</text:span></text:p>
      <text:p text:style-name="P52">* Mengen als zulässige Bereiche physikalischer Experimente (<text:span text:style-name="T57">vgl. </text:span>Hypothesentests).</text:p>
      <text:p text:style-name="P25"/>
      <text:p text:style-name="P25">Algebra: <text:span text:style-name="T64">(für </text:span><text:span text:style-name="T65">den Anfang empfohlen</text:span><text:span text:style-name="T64">)</text:span></text:p>
      <text:p text:style-name="P27">* Wiederholung: Plus als Addition</text:p>
      <text:p text:style-name="P27">* Wiederholung: <text:span text:style-name="T17">Mal </text:span><text:span text:style-name="T18">und</text:span><text:span text:style-name="T17"> Distributivgesetz </text:span><text:span text:style-name="T18">für Multiplikation</text:span></text:p>
      <text:p text:style-name="P30">* Reigen als <text:span text:style-name="T19">algebraische </text:span>Funktionen</text:p>
      <text:p text:style-name="P30"/>
      <text:p text:style-name="P33">* Inverse von Addition und Multiplikation</text:p>
      <text:p text:style-name="P33">* <text:span text:style-name="T23">(affin) </text:span>lineare Funktionen, Steigung und Nullstelle</text:p>
      <text:p text:style-name="P33">* quadratische Funktionen (Physik: Energie) und Minimum.</text:p>
      <text:p text:style-name="P30"/>
      <text:p text:style-name="P31">* Vektoren im <text:span text:style-name="T20">zwei- und </text:span>dreidimensionalen Raum</text:p>
      <text:p text:style-name="P32">* Orthogonalität <text:span text:style-name="T21">und Determinante zur Volumensberechnung</text:span></text:p>
      <text:p text:style-name="P31">* Vektoren als Tupel reeller Zahlen, <text:span text:style-name="T22">z.B. Zeitreihen</text:span></text:p>
      <text:p text:style-name="P28"/>
      <text:p text:style-name="P29">* Komplexe Zahlen: Jeder nichtkonstante Reigen hat eine Nullstelle.</text:p>
      <text:p text:style-name="P34">* Erwartungswert <text:span text:style-name="T25">von Gleichv</text:span><text:span text:style-name="T24">erteilungen</text:span> und Mittelwert</text:p>
      <text:p text:style-name="P35">* Matrizen als lineare Abbildungen zwischen Vektoren</text:p>
      <text:p text:style-name="P26"/>
      <text:p text:style-name="P25">Analysis:</text:p>
      <text:p text:style-name="P25"/>
      <text:p text:style-name="P30">* Stetigkeit einer Funktion</text:p>
      <text:p text:style-name="P30">* <text:span text:style-name="T26">Konvergenz reeller Zahlenfolgen</text:span></text:p>
      <text:p text:style-name="P36">* <text:span text:style-name="T27">Grenzwerte einfacher Zahlenfolgen</text:span></text:p>
      <text:p text:style-name="P36"/>
      <text:p text:style-name="P37"><text:span text:style-name="T28">Ableitung eine</text:span><text:span text:style-name="T30">s Reigens:</text:span></text:p>
      <text:p text:style-name="P43">* <text:span text:style-name="T36">D</text:span>eutung der Ableitung als <text:span text:style-name="T36">g</text:span>eometrische Steigung <text:span text:style-name="T37">oder zeitliche Veränderung</text:span></text:p>
      <text:p text:style-name="P41"><text:s text:c="3"/><text:span text:style-name="T37">(Vergleiche</text:span> zeitliche Veränderung <text:span text:style-name="T33">mit (endlichen) Zeitreihen, </text:span><text:span text:style-name="T39">Differenzenquotient</text:span><text:span text:style-name="T38">)</text:span></text:p>
      <text:p text:style-name="P45">* Formale Ableitungsregeln <text:span text:style-name="T43">für Reigen </text:span><text:span text:style-name="T45">(</text:span><text:span text:style-name="T47">Herleitung: </text:span><text:span text:style-name="T45">Produktregel </text:span><text:span text:style-name="T46">geometrisch Deuten</text:span><text:span text:style-name="T45">)</text:span></text:p>
      <text:p text:style-name="P38"/>
      <text:p text:style-name="P39">* <text:span text:style-name="T40">Ableiten umkehren: Integral </text:span><text:span text:style-name="T41">annähern </text:span><text:span text:style-name="T40">als </text:span><text:span text:style-name="T29">endliche Summe</text:span></text:p>
      <text:p text:style-name="P39"><text:span text:style-name="T29"><text:s text:c="3"/></text:span><text:span text:style-name="T42">(</text:span><text:span text:style-name="T29">Deutung des Integrals als Fläche unter einer Kurve </text:span><text:span text:style-name="T48">oder Ergebnis eines zeitlichen Prozesses</text:span><text:span text:style-name="T42">)</text:span></text:p>
      <text:p text:style-name="P47">* Integrale von Reigen</text:p>
      <text:p text:style-name="P40"/>
      <text:p text:style-name="P44">* Komplexe Zahlen: Einführung</text:p>
      <text:p text:style-name="P46">* Exponentialfunktion und Wachstumsprozesse <text:span text:style-name="T50">(Beispiel Wirtschaft)</text:span></text:p>
      <text:p text:style-name="P42">* Komplexe Exponentialfunktion <text:span text:style-name="T34">und </text:span><text:span text:style-name="T32">Trigonometrie: Kreise und Schwingungsprozesse (Physik)</text:span></text:p>
      <text:p text:style-name="P40"><text:s text:c="3"/><text:span text:style-name="T35">(</text:span>Sinus und Cosinus <text:span text:style-name="T31">als Real- und Imaginärteil der komplexen Exponentialfunktion</text:span><text:span text:style-name="T35">)</text:span></text:p>
      <text:p text:style-name="P48">* Beispiele für Schwingungsprozesse in der Welt (Physik): <text:span text:style-name="T44">Wechselstrom, Biologie.</text:span></text:p>
      <text:p text:style-name="P49">* Ableiten und Integrieren von sin, cos, exp (nur elementare <text:span text:style-name="T49">reelle </text:span>Funktionen, keine Kettenregel)</text:p>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20:54:06.517809063</meta:creation-date>
    <meta:generator>LibreOffice/7.4.7.2$Linux_X86_64 LibreOffice_project/40$Build-2</meta:generator>
    <dc:date>2023-10-10T22:58:11.451176264</dc:date>
    <meta:editing-duration>PT2H2M52S</meta:editing-duration>
    <meta:editing-cycles>151</meta:editing-cycles>
    <meta:document-statistic meta:table-count="0" meta:image-count="0" meta:object-count="0" meta:page-count="3" meta:paragraph-count="66" meta:word-count="762" meta:character-count="5567" meta:non-whitespace-character-count="4840"/>
  </office:meta>
</office:document-meta>
</file>